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55600000300C32362E53F69C1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3.506cm"/>
    </style:style>
    <style:style style:name="pr2" style:family="presentation" style:parent-style-name="DNA-subtitle">
      <style:graphic-properties draw:fill-color="#ffffff" draw:auto-grow-height="true" fo:min-height="12.179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draw:auto-grow-height="true" fo:min-height="3.467cm"/>
    </style:style>
    <style:style style:name="pr5" style:family="presentation" style:parent-style-name="DNA-outline1">
      <style:graphic-properties fo:min-height="11.929cm"/>
    </style:style>
    <style:style style:name="pr6" style:family="presentation" style:parent-style-name="DNA-title">
      <style:graphic-properties fo:min-height="3.467cm"/>
    </style:style>
    <style:style style:name="pr7" style:family="presentation" style:parent-style-name="DNA-notes">
      <style:graphic-properties draw:fill-color="#ffffff" fo:min-height="14cm"/>
    </style:style>
    <style:style style:name="co1" style:family="table-column">
      <style:table-column-properties style:column-width="9.997cm" style:use-optimal-column-width="false"/>
    </style:style>
    <style:style style:name="co2" style:family="table-column">
      <style:table-column-properties style:column-width="10.002cm" style:use-optimal-column-width="false"/>
    </style:style>
    <style:style style:name="ro1" style:family="table-row">
      <style:table-row-properties style:row-height="2.293cm"/>
    </style:style>
    <style:style style:name="ro2" style:family="table-row">
      <style:table-row-properties style:row-height="2.302cm"/>
    </style:style>
    <style:style style:name="ce1" style:family="table-cell">
      <style:text-properties fo:font-size="22pt" style:font-size-asian="22pt" style:font-size-complex="22pt"/>
    </style:style>
    <style:style style:name="ce2" style:family="table-cell">
      <style:text-properties style:font-name="Liberation Sans1" fo:font-size="22pt" style:font-size-asian="22pt" style:font-size-complex="22pt"/>
    </style:style>
    <style:style style:name="P1" style:family="paragraph">
      <loext:graphic-properties draw:fill-color="#ffffff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language="en" fo:country="US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0000ff" fo:font-size="22pt" style:font-size-asian="22pt" style:font-size-complex="22pt"/>
    </style:style>
    <style:style style:name="T4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5" style:family="text">
      <style:text-properties style:font-name="Liberation Sans1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SSEC</presentation:footer-decl>
      <draw:page draw:name="page1" draw:style-name="dp1" draw:master-page-name="DNA" presentation:presentation-page-layout-name="AL1T0" presentation:use-footer-name="ftr1">
        <draw:frame presentation:style-name="pr1" draw:layer="layout" svg:width="25.199cm" svg:height="3.506cm" svg:x="1.4cm" svg:y="0.837cm" presentation:class="title" presentation:user-transformed="true">
          <draw:text-box>
            <text:p>École Nationale Des Sciences De <text:span text:style-name="T1">L'informatique</text:span></text:p>
          </draw:text-box>
        </draw:frame>
        <draw:frame presentation:style-name="pr2" draw:text-style-name="P1" draw:layer="layout" svg:width="22.5cm" svg:height="12.179cm" svg:x="4.5cm" svg:y="5.066cm" presentation:class="subtitle">
          <draw:text-box>
            <text:p>Formation Python </text:p>
            <text:p/>
            <text:p>Réalisé et Présenté par : Med ghorbel </text:p>
            <text:p>Mortadha touzi</text:p>
            <text:p><text:s/></text:p>
            <text:p/>
            <text:p>Année Scolaire : 2016-2017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 presentation:use-footer-name="ftr1">
        <draw:frame presentation:style-name="pr4" draw:layer="layout" svg:width="22.5cm" svg:height="3.467cm" svg:x="4.5cm" svg:y="0.8cm" presentation:class="title">
          <draw:text-box>
            <text:p>Plan 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Introduction </text:p>
              </text:list-item>
              <text:list-item>
                <text:p>Les Premièrs Pas en Python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 presentation:use-footer-name="ftr1">
        <draw:frame presentation:style-name="pr4" draw:layer="layout" svg:width="22.5cm" svg:height="3.467cm" svg:x="4.5cm" svg:y="0.8cm" presentation:class="title" presentation:user-transformed="true">
          <draw:text-box>
            <text:list text:style-name="L1">
              <text:list-header>
                <text:p>Les Premièrs Pas en Python </text:p>
              </text:list-header>
            </text:list>
          </draw:text-box>
        </draw:frame>
        <draw:frame presentation:style-name="pr5" draw:text-style-name="P2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><text:span text:style-name="T2">Essayez d’entrer un numéro !!</text:span></text:p>
              </text:list-item>
              <text:list-item>
                <text:p><text:span text:style-name="T2">Essayer de faire des opérations !!</text:span></text:p>
              </text:list-item>
              <text:list-item>
                <text:p><text:span text:style-name="T2"><text:s/></text:span><text:span text:style-name="T3">Les Variables : </text:span></text:p>
                <text:p><text:span text:style-name="T2">En python , pour donner une valeur à une variable : </text:span></text:p>
                <text:p><text:span text:style-name="T2">Nom_variable = valeur </text:span></text:p>
                <text:p><text:span text:style-name="T2">chaine = ‘’ Ceci est une chaine ‘’</text:span></text:p>
                <text:p><text:span text:style-name="T2">chaine = ‘’ j’aime l’ensi ‘’ </text:span></text:p>
                <text:p><text:span text:style-name="T2">si vous l’écrivez comme ça : </text:span></text:p>
                <text:p><text:span text:style-name="T2">chaine = ‘ j’aime l’ensi ‘ <text:s/>, vous allez rencontrer une erreur </text:span></text:p>
                <text:p><text:span text:style-name="T2">⇒ </text:span><text:span text:style-name="T2">chaine = ‘ j\’aime l\’ensi ‘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 presentation:use-footer-name="ftr1">
        <draw:frame presentation:style-name="pr4" draw:layer="layout" svg:width="22.5cm" svg:height="3.467cm" svg:x="4.5cm" svg:y="0.8cm" presentation:class="title">
          <draw:text-box>
            <text:list text:style-name="L1">
              <text:list-header>
                <text:p>Les Premièrs Pas en Python </text:p>
              </text:list-header>
            </text:list>
          </draw:text-box>
        </draw:frame>
        <draw:frame presentation:style-name="pr5" draw:text-style-name="P2" draw:layer="layout" svg:width="22.5cm" svg:height="12.179cm" svg:x="4.5cm" svg:y="5.066cm" presentation:class="outline">
          <draw:text-box>
            <text:list text:style-name="L2">
              <text:list-item>
                <text:p><text:span text:style-name="T2">On peut concatiner deux chaine :</text:span></text:p>
                <text:p><text:span text:style-name="T2">chaine = chaine + ‘’ <text:s/>hihahiha ‘’</text:span></text:p>
              </text:list-item>
              <text:list-item>
                <text:p><text:span text:style-name="T4">Quelques Bonus : </text:span></text:p>
                <text:p><text:span text:style-name="T2">a,b = b,a <text:s/>⇒ faire un test !! </text:span></text:p>
              </text:list-item>
              <text:list-item>
                <text:p><text:span text:style-name="T3">La fonction type : </text:span></text:p>
                <text:p><text:span text:style-name="T2">type ( nom_variable ) </text:span></text:p>
              </text:list-item>
              <text:list-item>
                <text:p><text:span text:style-name="T3">La fonction print :</text:span><text:span text:style-name="T2"> </text:span></text:p>
                <text:p><text:span text:style-name="T2">print ( nom_variable ) 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 presentation:use-footer-name="ftr1">
        <draw:frame presentation:style-name="pr6" draw:layer="layout" svg:width="22.5cm" svg:height="3.467cm" svg:x="4.5cm" svg:y="0.8cm" presentation:class="title">
          <draw:text-box>
            <text:list text:style-name="L1">
              <text:list-header>
                <text:p>Les Premièrs Pas en Python </text:p>
              </text:list-header>
            </text:list>
          </draw:text-box>
        </draw:frame>
        <draw:frame presentation:style-name="pr5" draw:text-style-name="P2" draw:layer="layout" svg:width="22.5cm" svg:height="12.179cm" svg:x="4.5cm" svg:y="5.066cm" presentation:class="outline">
          <draw:text-box>
            <text:list text:style-name="L2">
              <text:list-item>
                <text:p><text:span text:style-name="T2">Fonction input : </text:span></text:p>
                <text:p><text:span text:style-name="T2">ecole = input (‘’ donnez votre ecole ‘’ ) 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 presentation:use-footer-name="ftr1">
        <draw:frame presentation:style-name="pr4" draw:layer="layout" svg:width="22.5cm" svg:height="3.467cm" svg:x="4.5cm" svg:y="0.8cm" presentation:class="title">
          <draw:text-box>
            <text:p>Les Boucles </text:p>
          </draw:text-box>
        </draw:frame>
        <draw:frame presentation:style-name="pr5" draw:text-style-name="P2" draw:layer="layout" svg:width="22.5cm" svg:height="12.179cm" svg:x="4.5cm" svg:y="5.066cm" presentation:class="outline">
          <draw:text-box>
            <text:list text:style-name="L2">
              <text:list-item>
                <text:p><text:span text:style-name="T2">La Boucle if : </text:span></text:p>
                <text:p><text:span text:style-name="T2">if condition :</text:span></text:p>
                <text:list>
                  <text:list-header>
                    <text:p><text:span text:style-name="T2">instructions </text:span></text:p>
                  </text:list-header>
                  <text:list-item>
                    <text:p><text:span text:style-name="T2">Elif codition : </text:span></text:p>
                  </text:list-item>
                  <text:list-item>
                    <text:p><text:span text:style-name="T2">Instrucions </text:span></text:p>
                  </text:list-item>
                  <text:list-item>
                    <text:p><text:span text:style-name="T2">Else : </text:span></text:p>
                  </text:list-item>
                  <text:list-item>
                    <text:p><text:span text:style-name="T2">Instructions </text:span></text:p>
                    <text:p><text:span text:style-name="T2">⇒ </text:span><text:span text:style-name="T2">la condition peut se former par deux ou plusieur conditions donc <text:s/>on définit le ( ET par and ) <text:s/>et ( OU par or ) e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 presentation:use-footer-name="ftr1">
        <draw:frame presentation:style-name="pr4" draw:layer="layout" svg:width="22.5cm" svg:height="3.467cm" svg:x="4.5cm" svg:y="0.8cm" presentation:class="title">
          <draw:text-box>
            <text:p>Les boucles </text:p>
          </draw:text-box>
        </draw:frame>
        <draw:frame presentation:style-name="pr5" draw:text-style-name="P2" draw:layer="layout" svg:width="22.5cm" svg:height="12.179cm" svg:x="4.5cm" svg:y="5.066cm" presentation:class="outline">
          <draw:text-box>
            <text:list text:style-name="L2">
              <text:list-item>
                <text:p><text:span text:style-name="T2">Boucle For : </text:span></text:p>
                <text:p><text:span text:style-name="T2">for element in sequence :</text:span></text:p>
                <text:list>
                  <text:list-header>
                    <text:p><text:span text:style-name="T2">instruction </text:span></text:p>
                  </text:list-header>
                </text:list>
                <text:p><text:span text:style-name="T2"/></text:p>
              </text:list-item>
              <text:list-item>
                <text:p><text:span text:style-name="T2">Range : </text:span></text:p>
                <text:p><text:span text:style-name="T2">for i in range (0,10) </text:span></text:p>
                <text:p><text:span text:style-name="T2">print (i)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 presentation:use-footer-name="ftr1">
        <draw:frame presentation:style-name="pr6" draw:layer="layout" svg:width="22.5cm" svg:height="3.467cm" svg:x="4.5cm" svg:y="0.8cm" presentation:class="title">
          <draw:text-box>
            <text:p>Modularité </text:p>
          </draw:text-box>
        </draw:frame>
        <draw:frame presentation:style-name="pr5" draw:text-style-name="P2" draw:layer="layout" svg:width="22.5cm" svg:height="12.179cm" svg:x="4.5cm" svg:y="5.066cm" presentation:class="outline">
          <draw:text-box>
            <text:list text:style-name="L2">
              <text:list-item>
                <text:p><text:span text:style-name="T2">Création des fonctions </text:span></text:p>
                <text:p><text:span text:style-name="T2">def nom_fonction ( param1,……., param N ) :</text:span></text:p>
                <text:p><text:span text:style-name="T2">les instructions</text:span></text:p>
                <text:p><text:span text:style-name="T2">⇒ </text:span><text:span text:style-name="T2">lorsque il s’agit d’une fonction sans parametre : </text:span></text:p>
                <text:p><text:span text:style-name="T2">def nom_fonction () : </text:span></text:p>
              </text:list-item>
              <text:list-item>
                <text:p><text:span text:style-name="T2">On peut aussi affecter des valeurs pour nos variables : </text:span></text:p>
                <text:p><text:span text:style-name="T2">def calcul ( a=1 , b=2 , c=3 ,d=4 , e=5 ) :</text:span></text:p>
                <text:p><text:span text:style-name="T2"><text:s/>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 presentation:use-footer-name="ftr1">
        <draw:frame presentation:style-name="pr6" draw:layer="layout" svg:width="22.5cm" svg:height="3.467cm" svg:x="4.5cm" svg:y="0.8cm" presentation:class="title">
          <draw:text-box>
            <text:p>Modularité </text:p>
          </draw:text-box>
        </draw:frame>
        <draw:frame presentation:style-name="pr5" draw:text-style-name="P2" draw:layer="layout" svg:width="22.5cm" svg:height="12.179cm" svg:x="4.5cm" svg:y="5.066cm" presentation:class="outline">
          <draw:text-box>
            <text:list text:style-name="L2">
              <text:list-item>
                <text:p><text:span text:style-name="T2">⇒ </text:span><text:span text:style-name="T2">Voilà un tableau qui resume les différents appels : </text:span></text:p>
                <text:p><text:span text:style-name="T2"/></text:p>
              </text:list-item>
            </text:list>
          </draw:text-box>
        </draw:frame>
        <draw:frame draw:style-name="standard" draw:layer="layout" svg:width="19.998cm" svg:height="11.473cm" svg:x="5.2cm" svg:y="6.92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2">Instructions </text:span></text:p>
              </table:table-cell>
              <table:table-cell table:style-name="ce2">
                <text:p><text:span text:style-name="T5">résultat</text:span></text:p>
              </table:table-cell>
            </table:table-row>
            <table:table-row table:style-name="ro1" table:default-cell-style-name="gray2">
              <table:table-cell>
                <text:p>Calcul () </text:p>
              </table:table-cell>
              <table:table-cell>
                <text:p>a = 1 b = 2 c = 3 d = 4 e = 5</text:p>
              </table:table-cell>
            </table:table-row>
            <table:table-row table:style-name="ro1" table:default-cell-style-name="gray1">
              <table:table-cell>
                <text:p>Calcul (4) </text:p>
              </table:table-cell>
              <table:table-cell>
                <text:p>a = 4 b = 2 c = 3 d = 4 e = 5</text:p>
              </table:table-cell>
            </table:table-row>
            <table:table-row table:style-name="ro1" table:default-cell-style-name="gray2">
              <table:table-cell>
                <text:p>Calcul ( b=8, d=5 )</text:p>
              </table:table-cell>
              <table:table-cell>
                <text:p>a = 1 b = 8 c = 3 d = 5 e = 5</text:p>
              </table:table-cell>
            </table:table-row>
            <table:table-row table:style-name="ro2" table:default-cell-style-name="gray1">
              <table:table-cell>
                <text:p>Calcul ( <text:s/>b=35, c=48, a=4, e=9 <text:s/>)</text:p>
              </table:table-cell>
              <table:table-cell>
                <text:p>a = 4 b = 35 c = 48 d = 4 e = 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 presentation:use-footer-name="ftr1">
        <draw:frame presentation:style-name="pr6" draw:layer="layout" svg:width="22.5cm" svg:height="3.467cm" svg:x="4.5cm" svg:y="0.8cm" presentation:class="title">
          <draw:text-box>
            <text:p>Modularité </text:p>
          </draw:text-box>
        </draw:frame>
        <draw:frame presentation:style-name="pr5" draw:text-style-name="P2" draw:layer="layout" svg:width="22.5cm" svg:height="12.179cm" svg:x="4.5cm" svg:y="5.066cm" presentation:class="outline">
          <draw:text-box>
            <text:list text:style-name="L2">
              <text:list-item>
                <text:p><text:span text:style-name="T2">Python nous offre une autre méthode pour créer une fonction : une fonction très courte limité à une seule instruction !!</text:span></text:p>
                <text:p><text:span text:style-name="T2">lambda fonction arg1, arg2 <text:s/>… : instruction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 presentation:use-footer-name="ftr1">
        <draw:frame presentation:style-name="pr6" draw:layer="layout" svg:width="22.5cm" svg:height="3.467cm" svg:x="4.5cm" svg:y="0.8cm" presentation:class="title">
          <draw:text-box>
            <text:p>Module et package </text:p>
          </draw:text-box>
        </draw:frame>
        <draw:frame presentation:style-name="pr5" draw:text-style-name="P2" draw:layer="layout" svg:width="22.5cm" svg:height="12.179cm" svg:x="4.5cm" svg:y="5.066cm" presentation:class="outline">
          <draw:text-box>
            <text:list text:style-name="L2">
              <text:list-item>
                <text:p><text:span text:style-name="T2">Lorsque on regroupe des focntions dans un fichier : on le nomme module </text:span></text:p>
              </text:list-item>
              <text:list-item>
                <text:p><text:span text:style-name="T2">Lorsque on regroupe plusieurs modules ceci est appelé package !</text:span></text:p>
              </text:list-item>
              <text:list-item>
                <text:p><text:span text:style-name="T3">La méthode import : </text:span></text:p>
                <text:p><text:span text:style-name="T2">import math </text:span></text:p>
                <text:p><text:span text:style-name="T2">x = math.sqrt (16) </text:span></text:p>
                <text:p><text:span text:style-name="T2">print (x) </text:span></text:p>
              </text:list-item>
              <text:list-item>
                <text:p><text:span text:style-name="T3">La méthode from … import ….. </text:span></text:p>
                <text:p><text:span text:style-name="T2">from math import sqrt </text:span></text:p>
                <text:p><text:span text:style-name="T2">x=sqrt(16) <text:s/>,, print (x)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 presentation:use-footer-name="ftr1">
        <draw:frame presentation:style-name="pr6" draw:layer="layout" svg:width="22.5cm" svg:height="3.467cm" svg:x="4.5cm" svg:y="0.8cm" presentation:class="title">
          <draw:text-box>
            <text:p>Module et package </text:p>
          </draw:text-box>
        </draw:frame>
        <draw:frame presentation:style-name="pr5" draw:text-style-name="P2" draw:layer="layout" svg:width="22.5cm" svg:height="12.179cm" svg:x="4.5cm" svg:y="5.066cm" presentation:class="outline">
          <draw:text-box>
            <text:list text:style-name="L2">
              <text:list-item>
                <text:p><text:span text:style-name="T2">Importer des fonctions d’autres fichiers : </text:span></text:p>
                <text:p><text:span text:style-name="T2">Supposons on a deux fichiers dans le même répertoire : ajout.py et fiche.py </text:span></text:p>
                <text:p><text:span text:style-name="T2">Comment importer une fonction de ajout.py dans fiche.py ??? </text:span></text:p>
              </text:list-item>
              <text:list-item>
                <text:p><text:span text:style-name="T2">Création du package : </text:span></text:p>
                <text:p><text:span text:style-name="T2">Pour créer votre propre package, commencez par créer dans le même dossier que votre programme - un dossier portant le nom de votre package. Dans notre exemple, nous le nommerons "pack".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 presentation:use-footer-name="ftr1">
        <draw:frame presentation:style-name="pr6" draw:layer="layout" svg:width="22.5cm" svg:height="3.467cm" svg:x="4.5cm" svg:y="0.8cm" presentation:class="title">
          <draw:text-box>
            <text:p>Module et package </text:p>
          </draw:text-box>
        </draw:frame>
        <draw:frame presentation:style-name="pr5" draw:text-style-name="P2" draw:layer="layout" svg:width="22.5cm" svg:height="12.179cm" svg:x="4.5cm" svg:y="5.066cm" presentation:class="outline">
          <draw:text-box>
            <text:list text:style-name="L2">
              <text:list-item>
                <text:p><text:span text:style-name="T2">Dans ce dossier, créons le fichier suivant: __init__.py, cela indique à python qu'il s'agit d'un package. Ce fichier peut être vide, seule sa présence est importante.</text:span></text:p>
                <text:p><text:span text:style-name="T2"><text:s/></text:span><text:span text:style-name="T2">Ce fichier est optionnel depuis la version 3.3 de Python</text:span></text:p>
                <text:p><text:span text:style-name="T2">Ensuite créons un fichier toujours dans ce réportoire utils que nous nommerons par exemple "operations.py"</text:span></text:p>
              </text:list-item>
              <text:list-item>
                <text:p><text:span text:style-name="T2">⇒ <text:s/></text:span><text:span text:style-name="T2">tester un exemple <text:s text:c="3"/></text:span></text:p>
                <text:p><text:span text:style-name="T2">:D <text:s text:c="7"/>:D <text:s text:c="11"/>:D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 presentation:use-footer-name="ftr1">
        <draw:frame presentation:style-name="pr6" draw:layer="layout" svg:width="22.5cm" svg:height="3.467cm" svg:x="4.5cm" svg:y="0.8cm" presentation:class="title">
          <draw:text-box>
            <text:p>Les chaines </text:p>
          </draw:text-box>
        </draw:frame>
        <draw:frame presentation:style-name="pr5" draw:text-style-name="P2" draw:layer="layout" svg:width="22.5cm" svg:height="12.179cm" svg:x="4.5cm" svg:y="5.066cm" presentation:class="outline">
          <draw:text-box>
            <text:list text:style-name="L2">
              <text:list-item>
                <text:p><text:span text:style-name="T2">Premier chose à connaître : Comment déclarer une chaine ?</text:span></text:p>
                <text:p><text:span text:style-name="T2">⇒ </text:span><text:span text:style-name="T2">C’est très simple : chaine = <text:s/>’’ ’’  <text:s/>: chaine vide</text:span></text:p>
                <text:p><text:span text:style-name="T2">sinon chaine = ‘’ hahahaha ‘’</text:span></text:p>
                <text:p><text:span text:style-name="T2">⇒ </text:span><text:span text:style-name="T2">2eme méthode : <text:s/>str ()</text:span></text:p>
                <text:p><text:span text:style-name="T2">ch = str () <text:s/>⇒ declaration de chaine vide </text:span></text:p>
                <text:p><text:span text:style-name="T2">ch = str (‘’ hahaha ‘’) </text:span></text:p>
              </text:list-item>
              <text:list-item>
                <text:p><text:span text:style-name="T2">Mettre en forme une chaine : </text:span></text:p>
                <text:p><text:span text:style-name="T2">ch = ‘’ lol ‘’ </text:span></text:p>
                <text:p><text:span text:style-name="T2">ch.upper () ⇒ majuscule </text:span></text:p>
                <text:p><text:span text:style-name="T2">ch.lower () ⇒ minuscule <text:s/>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 presentation:use-footer-name="ftr1">
        <draw:frame presentation:style-name="pr6" draw:layer="layout" svg:width="22.5cm" svg:height="3.467cm" svg:x="4.5cm" svg:y="0.8cm" presentation:class="title">
          <draw:text-box>
            <text:p>Les chaines </text:p>
          </draw:text-box>
        </draw:frame>
        <draw:frame presentation:style-name="pr5" draw:text-style-name="P2" draw:layer="layout" svg:width="22.5cm" svg:height="12.179cm" svg:x="4.5cm" svg:y="5.066cm" presentation:class="outline">
          <draw:text-box>
            <text:list text:style-name="L2">
              <text:list-header>
                <text:p><text:span text:style-name="T2">Ch.capitalize () ⇒ 1ere caractère en majuscule</text:span></text:p>
                <text:p><text:span text:style-name="T2">Ch.strip () ⇒ supprime les espaces au début et à la fin de la chaine</text:span></text:p>
                <text:p><text:span text:style-name="T2">ch.center(15) ⇒ <text:s/>faire 15 caractères en tous <text:s text:c="2"/>:)</text:span></text:p>
              </text:list-header>
              <text:list-item>
                <text:p><text:span text:style-name="T2">Concaténation des chaines : </text:span></text:p>
                <text:p><text:span text:style-name="T2">ch1= ‘’ Salut ‘’</text:span></text:p>
                <text:p><text:span text:style-name="T2">ch2= ‘’ Vous ‘’ </text:span></text:p>
                <text:p><text:span text:style-name="T2">ch3 = ch1 + ‘’ ‘’ + ch2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 presentation:use-footer-name="ftr1">
        <draw:frame presentation:style-name="pr6" draw:layer="layout" svg:width="22.5cm" svg:height="3.467cm" svg:x="4.5cm" svg:y="0.8cm" presentation:class="title">
          <draw:text-box>
            <text:p>Les chaines </text:p>
          </draw:text-box>
        </draw:frame>
        <draw:frame presentation:style-name="pr5" draw:text-style-name="P2" draw:layer="layout" svg:width="22.5cm" svg:height="12.179cm" svg:x="4.5cm" svg:y="5.066cm" presentation:class="outline">
          <draw:text-box>
            <text:list text:style-name="L2">
              <text:list-item>
                <text:p><text:span text:style-name="T2">Essayons ce code là : </text:span></text:p>
                <text:p><text:span text:style-name="T2">age = 22 </text:span></text:p>
                <text:p><text:span text:style-name="T2">msg = ‘’ j’ai ‘’ + age + ‘’ ans ‘’ </text:span></text:p>
                <text:p><text:span text:style-name="T2">⇒ </text:span><text:span text:style-name="T2">ERREUR</text:span></text:p>
                <text:p><text:span text:style-name="T2">⇒ <text:s/></text:span><text:span text:style-name="T2">solution : str ( age ) : car l’age est reconnu comme int <text:s/>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 presentation:use-footer-name="ftr1">
        <draw:frame presentation:style-name="pr6" draw:layer="layout" svg:width="22.5cm" svg:height="3.467cm" svg:x="4.5cm" svg:y="0.8cm" presentation:class="title">
          <draw:text-box>
            <text:p>Les chaines</text:p>
          </draw:text-box>
        </draw:frame>
        <draw:frame presentation:style-name="pr5" draw:text-style-name="P2" draw:layer="layout" svg:width="22.5cm" svg:height="12.179cm" svg:x="4.5cm" svg:y="5.066cm" presentation:class="outline">
          <draw:text-box>
            <text:list text:style-name="L2">
              <text:list-item>
                <text:p text:style-name="P2"><text:span text:style-name="T2">Manipulation de chaines : </text:span></text:p>
                <text:p text:style-name="P2"><text:span text:style-name="T2">1) : <text:s/>Comment accéder aux lettres de la chaine : </text:span></text:p>
                <text:p text:style-name="P2"><text:span text:style-name="T2">chaine = ‘’ Ensi ‘’ </text:span></text:p>
                <text:p text:style-name="P2"><text:span text:style-name="T2">chaine [ 0] , <text:s/>chaine [2] , chaine[-1] <text:s/>….</text:span></text:p>
                <text:p text:style-name="P2"><text:span text:style-name="T2">2) : Comment selectionner une chaine : </text:span></text:p>
                <text:p text:style-name="P2"><text:span text:style-name="T2">chaine = ‘’je suis un eleve’’</text:span></text:p>
                <text:p text:style-name="P2"><text:span text:style-name="T2">⇒ </text:span><text:span text:style-name="T2">chaine[ debut : fin ] </text:span></text:p>
                <text:p text:style-name="P2"><text:span text:style-name="T2">chaine[0:2] : de caractere 0 →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 presentation:use-footer-name="ftr1">
        <draw:frame presentation:style-name="pr6" draw:layer="layout" svg:width="22.5cm" svg:height="3.467cm" svg:x="4.5cm" svg:y="0.8cm" presentation:class="title">
          <draw:text-box>
            <text:p>Les listes</text:p>
          </draw:text-box>
        </draw:frame>
        <draw:frame presentation:style-name="pr5" draw:text-style-name="P2" draw:layer="layout" svg:width="22.5cm" svg:height="12.179cm" svg:x="4.5cm" svg:y="5.066cm" presentation:class="outline">
          <draw:text-box>
            <text:list text:style-name="L2">
              <text:list-item>
                <text:p text:style-name="P2"><text:span text:style-name="T2">Les listes en python sont une variable dans laquelle on peut mettre plusieurs variables : des int , des floats , des chaines , des caractères , mélange ( différents types ) ..</text:span></text:p>
              </text:list-item>
              <text:list-item>
                <text:p text:style-name="P2"><text:span text:style-name="T2">Création de liste : 2 syntaxes</text:span></text:p>
                <text:p text:style-name="P2"><text:span text:style-name="T2">liste = list () <text:s/>ou <text:s/>liste = [ ]</text:span></text:p>
              </text:list-item>
              <text:list-item>
                <text:p text:style-name="P2"><text:span text:style-name="T2">Ajouter une valeur à une liste : </text:span></text:p>
                <text:p text:style-name="P2"><text:span text:style-name="T2">liste = [ 1,2,3 ] </text:span></text:p>
                <text:p text:style-name="P2"><text:span text:style-name="T2">Si on veut ajouter un elmt à la fin de la <text:s/>liste : </text:span></text:p>
                <text:p text:style-name="P2"><text:span text:style-name="T2">⇒ </text:span><text:span text:style-name="T2">liste.append(1) // liste.append(‘’HH’’) 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 presentation:use-footer-name="ftr1">
        <draw:frame presentation:style-name="pr6" draw:layer="layout" svg:width="22.5cm" svg:height="3.467cm" svg:x="4.5cm" svg:y="0.8cm" presentation:class="title">
          <draw:text-box>
            <text:p>Les listes </text:p>
          </draw:text-box>
        </draw:frame>
        <draw:frame presentation:style-name="pr5" draw:text-style-name="P2" draw:layer="layout" svg:width="22.5cm" svg:height="12.179cm" svg:x="4.5cm" svg:y="5.066cm" presentation:class="outline">
          <draw:text-box>
            <text:list text:style-name="L2">
              <text:list-item>
                <text:p text:style-name="P2"><text:span text:style-name="T2">Afficher un item de la liste : </text:span></text:p>
                <text:p text:style-name="P2"><text:span text:style-name="T2">liste = [ ‘’a’’, ‘’b’’, ‘’c’’ ]</text:span></text:p>
                <text:p text:style-name="P2"><text:span text:style-name="T2">liste [0] // liste [1] // </text:span></text:p>
                <text:p text:style-name="P2"><text:span text:style-name="T2">On peut remplacer un item : liste [2] = ‘’ Z ‘’ </text:span></text:p>
              </text:list-item>
              <text:list-item>
                <text:p text:style-name="P2"><text:span text:style-name="T2">Supprimer un item avec index : </text:span></text:p>
                <text:p text:style-name="P2"><text:span text:style-name="T2">del liste[1]</text:span></text:p>
              </text:list-item>
              <text:list-item>
                <text:p text:style-name="P2"><text:span text:style-name="T2">Supprimer un item avec valeur : </text:span></text:p>
                <text:p text:style-name="P2"><text:span text:style-name="T2">liste.remove (‘’a’’) </text:span></text:p>
              </text:list-item>
              <text:list-item>
                <text:p text:style-name="P2"><text:span text:style-name="T2">Inverser une liste : </text:span></text:p>
                <text:p text:style-name="P2"><text:span text:style-name="T2">liste.reverse(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 presentation:use-footer-name="ftr1">
        <draw:frame presentation:style-name="pr6" draw:layer="layout" svg:width="22.5cm" svg:height="3.467cm" svg:x="4.5cm" svg:y="0.8cm" presentation:class="title">
          <draw:text-box>
            <text:p>Les listes</text:p>
          </draw:text-box>
        </draw:frame>
        <draw:frame presentation:style-name="pr5" draw:text-style-name="P2" draw:layer="layout" svg:width="22.5cm" svg:height="12.179cm" svg:x="4.5cm" svg:y="5.066cm" presentation:class="outline">
          <draw:text-box>
            <text:list text:style-name="L2">
              <text:list-item>
                <text:p text:style-name="P2"><text:span text:style-name="T2">Compter le nombre d’item dans une liste </text:span></text:p>
                <text:p text:style-name="P2"><text:span text:style-name="T2">len ( liste ) </text:span></text:p>
              </text:list-item>
              <text:list-item>
                <text:p text:style-name="P2"><text:span text:style-name="T2">Compter le nombre d'occurences d'une valeur : </text:span></text:p>
                <text:p text:style-name="P2"><text:span text:style-name="T2">liste.count (‘’a’’) </text:span></text:p>
              </text:list-item>
              <text:list-item>
                <text:p text:style-name="P2"><text:span text:style-name="T2">Trouver l'index d'une valeur : </text:span></text:p>
                <text:p text:style-name="P2"><text:span text:style-name="T2">liste.index(‘’b’’) </text:span></text:p>
              </text:list-item>
              <text:list-item>
                <text:p text:style-name="P2"><text:span text:style-name="T2">Insérer un élèment dans une liste : </text:span></text:p>
                <text:p text:style-name="P2"><text:span text:style-name="T2">liste.insert( 3, ‘’c’’ ) : on insert c à l’indice 3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 presentation:use-footer-name="ftr1">
        <draw:frame presentation:style-name="pr6" draw:layer="layout" svg:width="22.5cm" svg:height="3.467cm" svg:x="4.5cm" svg:y="0.8cm" presentation:class="title">
          <draw:text-box>
            <text:p>Les listes </text:p>
          </draw:text-box>
        </draw:frame>
        <draw:frame presentation:style-name="pr5" draw:text-style-name="P2" draw:layer="layout" svg:width="22.5cm" svg:height="12.179cm" svg:x="4.5cm" svg:y="5.066cm" presentation:class="outline">
          <draw:text-box>
            <text:list text:style-name="L2">
              <text:list-item>
                <text:p text:style-name="P2"><text:span text:style-name="T2">Concaténation de listes : </text:span></text:p>
                <text:p text:style-name="P2"><text:span text:style-name="T2">liste1 = [ 1,2,3 ]</text:span></text:p>
                <text:p text:style-name="P2"><text:span text:style-name="T2">liste2 = [ 4,5,6 ]</text:span></text:p>
                <text:p text:style-name="P2"><text:span text:style-name="T2">⇒ </text:span><text:span text:style-name="T2">liste1 + liste2 </text:span></text:p>
                <text:p text:style-name="P2"><text:span text:style-name="T2">⇒ </text:span><text:span text:style-name="T2">liste1.extend(liste2)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 presentation:use-footer-name="ftr1">
        <draw:frame presentation:style-name="pr6" draw:layer="layout" svg:width="22.5cm" svg:height="3.467cm" svg:x="4.5cm" svg:y="0.8cm" presentation:class="title" presentation:placeholder="true">
          <draw:text-box/>
        </draw:frame>
        <draw:frame presentation:style-name="pr5" draw:layer="layout" svg:width="22.5cm" svg:height="12.179cm" svg:x="4.5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7" draw:layer="backgroundobjects" svg:width="28.016cm" svg:height="21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7T17:22:47.841841668</meta:creation-date>
    <dc:date>2016-09-03T01:43:04.095494637</dc:date>
    <meta:editing-duration>PT6H15M20S</meta:editing-duration>
    <meta:editing-cycles>85</meta:editing-cycles>
    <meta:generator>LibreOffice/5.1.2.2$Linux_X86_64 LibreOffice_project/10m0$Build-2</meta:generator>
    <meta:document-statistic meta:object-count="122"/>
  </office:meta>
</office:document-meta>
</file>